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Text_20_body">
      <style:text-properties fo:font-size="9pt" officeooo:paragraph-rsid="000062b7" style:font-size-asian="9pt" style:font-size-complex="9pt"/>
    </style:style>
    <style:style style:name="P3" style:family="paragraph" style:parent-style-name="Text_20_body">
      <style:text-properties fo:font-size="9pt" officeooo:paragraph-rsid="00007ba4" style:font-size-asian="9pt" style:font-size-complex="9pt"/>
    </style:style>
    <style:style style:name="P4" style:family="paragraph" style:parent-style-name="Text_20_body">
      <style:text-properties fo:font-size="9pt" officeooo:paragraph-rsid="0002ff9c" style:font-size-asian="9pt" style:font-size-complex="9pt"/>
    </style:style>
    <style:style style:name="P5" style:family="paragraph" style:parent-style-name="Text_20_body">
      <style:text-properties fo:font-size="9pt" officeooo:paragraph-rsid="00034838" style:font-size-asian="9pt" style:font-size-complex="9pt"/>
    </style:style>
    <style:style style:name="P6" style:family="paragraph" style:parent-style-name="Text_20_body">
      <style:text-properties fo:font-size="60pt" officeooo:paragraph-rsid="000062b7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officeooo:rsid="0002ff9c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অ</text:p>
      <text:p text:style-name="P6">অ্যা</text:p>
      <text:p text:style-name="P6">আ</text:p>
      <text:p text:style-name="P6">ই</text:p>
      <text:p text:style-name="P6">ঈ</text:p>
      <text:p text:style-name="P6">উ</text:p>
      <text:p text:style-name="P6">ঊ</text:p>
      <text:p text:style-name="P6"><text:soft-page-break/>ঋ</text:p>
      <text:p text:style-name="P6">এ</text:p>
      <text:p text:style-name="P6">ঐ</text:p>
      <text:p text:style-name="P6">ও</text:p>
      <text:p text:style-name="P6">ঔ</text:p>
      <text:p text:style-name="P6">ক</text:p>
      <text:p text:style-name="P6">খ</text:p>
      <text:p text:style-name="P6"><text:soft-page-break/>গ</text:p>
      <text:p text:style-name="P6">ঘ</text:p>
      <text:p text:style-name="P6">ঙ</text:p>
      <text:p text:style-name="P6">চ</text:p>
      <text:p text:style-name="P6">ছ</text:p>
      <text:p text:style-name="P6">জ</text:p>
      <text:p text:style-name="P6">ঝ</text:p>
      <text:p text:style-name="P6"><text:soft-page-break/>ঞ</text:p>
      <text:p text:style-name="P6">ট</text:p>
      <text:p text:style-name="P6">ঠ</text:p>
      <text:p text:style-name="P6">ড</text:p>
      <text:p text:style-name="P6">ঢ</text:p>
      <text:p text:style-name="P6">ণ</text:p>
      <text:p text:style-name="P6">ত</text:p>
      <text:p text:style-name="P6"><text:soft-page-break/>থ</text:p>
      <text:p text:style-name="P6">দ</text:p>
      <text:p text:style-name="P6">ধ</text:p>
      <text:p text:style-name="P6">ন</text:p>
      <text:p text:style-name="P6">প</text:p>
      <text:p text:style-name="P6">ফ</text:p>
      <text:p text:style-name="P6">ব</text:p>
      <text:p text:style-name="P6"><text:soft-page-break/>ভ</text:p>
      <text:p text:style-name="P6">ম</text:p>
      <text:p text:style-name="P6">য</text:p>
      <text:p text:style-name="P6">র</text:p>
      <text:p text:style-name="P6">ল</text:p>
      <text:p text:style-name="P6">ব</text:p>
      <text:p text:style-name="P6">শ</text:p>
      <text:p text:style-name="P6"><text:soft-page-break/>ষ</text:p>
      <text:p text:style-name="P6">স</text:p>
      <text:p text:style-name="P6">হ</text:p>
      <text:p text:style-name="P6">ড়</text:p>
      <text:p text:style-name="P6">ঢ়</text:p>
      <text:p text:style-name="P6">য়</text:p>
      <text:p text:style-name="P6">ৎ</text:p>
      <text:p text:style-name="P6"><text:soft-page-break/>ং</text:p>
      <text:p text:style-name="P6">ঃ</text:p>
      <text:p text:style-name="P6">ঁ</text:p>
      <text:p text:style-name="P6">া</text:p>
      <text:p text:style-name="P6">ি</text:p>
      <text:p text:style-name="P6">ী</text:p>
      <text:p text:style-name="P6">ু</text:p>
      <text:p text:style-name="P6"><text:soft-page-break/>ূ</text:p>
      <text:p text:style-name="P6">ৃ</text:p>
      <text:p text:style-name="P6">ে</text:p>
      <text:p text:style-name="P6">ৈ</text:p>
      <text:p text:style-name="P6">ো</text:p>
      <text:p text:style-name="P6">ৌ</text:p>
      <text:p text:style-name="P6"/>
      <text:p text:style-name="P6"><text:soft-page-break/></text:p>
      <text:p text:style-name="P6"/>
      <text:p text:style-name="P6">ড়ে কেত। হচ্ছে। ব রাগ হচ্ছে র। ঢকঢক করে কাচের গ্লাসে রা জলটা পুরোটা খেয়ে ফেলল। নপ্রফেশনাল লোকজন একদম <text:soft-page-break/>পছন্দ নয় অনিকেতের। কথা দিয়ে যারা কথা রাখতে পারে না তাদের খুব অপছন্দ করে ও। পয়েন্টমেন্টটা খুব দরকার ছিল। গত সপ্তাহে আজকের দিনটা বুক করে <text:soft-page-break/>রেখেছিল এই অ্যাপয়েন্টমেন্টটার জন্য।অফিসের কাজও শেষ করে ফেলেছিল প্রায় লাঞ্চের আগেই। এখন ওঁর চেম্বার থেকে রিসেপশনিস্ট জানাচ্ছে আজকের <text:soft-page-break/>অ্যাপয়েন্টমেন্ট ক্যানসেল, স্যারকে নাকি কনফারেন্সে যোগ দিতে দিল্লি চলে যেতে হয়েছে।</text:p>
      <text:p text:style-name="P6">ভেতরের রাগটা কিছুতেই শান্ত হচ্ছে না। <text:soft-page-break/>যদি কনফারেন্স থাকত তাহলে আগেই জানিয়ে দিতে পারত। শুধু শুধু এরকমভাবে ক্যানসেল করার কোনো মানে হয়! রিসেপশনিস্ট মেয়েটাকে জিজ্ঞাসাও করেছিল, উনি আগে <text:soft-page-break/>বলেন নি কেন! জবাবে মেয়েটা জানায় কদিন আগেই ইনভিটেশন মেল এসেছিল, কিন্তু স্যার ওভারলুক করে যান।  গতকাল যখন ওরা ফোন করে, তখন <text:soft-page-break/>স্যার মেলটা আবার চেক করেন।</text:p>
      <text:p text:style-name="P6">তো যাই হোক, শুধুমাত্র অনিকেতের জন্যই পনেরো দিন পরের একটা ডেট ফিক্স করা হয়েছে। এক মাসের <text:soft-page-break/>আগে যার ডেট পাওয়া যায় না, এই ভুলের জন্যই শুধুমাত্র অনিকেতকে পনেরো দিন পরে একটা অ্যাপয়েন্টমেন্ট ডেট দেওয়া হয়েছে।</text:p>
      <text:p text:style-name="P6"><text:soft-page-break/>এরপরই বিরক্তিতে ফোনটা কেটে দেয় অনিকেত। নামী সাইকিয়াট্রিস্ট দেখানোর ঝামেলা অনেক। গুগল থেকে অন্য আরেকজন ডাক্তারের প্রোফাইল বের করে <text:soft-page-break/>তাঁর অ্যাপয়েন্টমেন্ট নেওয়ার চেষ্টা করল। ভাগ্যক্রমে পরেরদিনই তার অ্যাপয়েন্টমেন্ট পাওয়া গেল। হয়ত খুব নামীদামী কেউ নয় বলেই এত তাড়াতাড়ি <text:soft-page-break/>অ্যাপয়েন্টমেন্ট পাওয়া গেছে।</text:p>
      <text:p text:style-name="P6">অফিস থেকে তাড়াতাড়ি বেরিয়ে পড়ল বাড়ির উদ্দেশ্যে। কাজ সমস্ত কিছুই আগে গোটানো ছিল <text:soft-page-break/>ডাক্তার দেখাবে বলে, কাজেই বিকেল হতে না হতেই কাজ শেষ করে বেরিয়ে পড়তে পারল।</text:p>
      <text:p text:style-name="P6">ইন্ডিয়ান এক্সপ্রেস বাংলায় প্রকাশিত সব <text:soft-page-break/>ছোট গল্প পড়তে ক্লিক করুন এই লিংকে</text:p>
      <text:p text:style-name="P6">অনেকদিন পর বিকেলের আকাশ দেখতে পাচ্ছে। পার্কিং লটে এসে আগে একটা সিগারেট <text:soft-page-break/>ধরালো। ছোটবেলায় এই বিকেলের সময়টা ছিল খুব প্রিয়। শুধুমাত্র বিকেলের এই ছোট্ট সময়টুকুর জন্য ও ছিল স্বাধীন। জিমির সাথে খেলার সময় ছিল এই <text:soft-page-break/>বিকেলবেলাটুকুই। আর বাকি সময়টা মায়ের কঠোর অনুশাসনের মধ্যে থাকতে হত। একফোঁটা এদিক থেকে ওদিক কিছু হলে জুটত বেদম মার। মার খাওয়ার পর অনেক <text:soft-page-break/>রাতের দিকে মা গায়ে হাত বুলিয়ে দিত আদর করে। ঘুমের মাঝে অনেকবার অনুভব করেছে অনিকেত। বিড়বিড় করে মা বলত, তোর ভালোর জন্যই তো তোকে <text:soft-page-break/>শাসন করি, কেন মায়ের কথা শুনিস না বল তো!</text:p>
      <text:p text:style-name="P6">ছোটবেলা থেকেই ওর খেলার কোনো সঙ্গী ছিল না, একমাত্র জিমি ছাড়া। বাবা <text:soft-page-break/>বাড়িতে থাকত খুব কম। অফিস আর ট্যুর, এই নিয়েই ছিল ব্যস্ত। আর মা কোনোদিনই ওর খেলার সঙ্গী হতে পারে নি।</text:p>
      <text:p text:style-name="P6"><text:soft-page-break/>বিকেলটা ছিল এইজন্য অনিকেতের কাছে মুক্ত বাতাস। আজ অনেকদিন পর বিকেল দেখে পুরনো কথাগুলো মনে পড়ে গেল।</text:p>
      <text:p text:style-name="P6"><text:soft-page-break/>সিগারেটটা শেষ করে গাড়ি স্টার্ট দিল। অ্যাপয়েন্টমেন্টটা ক্যানসেল হওয়ায় একদিক থেকে ভালো হয়েছে। অনেকদিন পর শ্রী’র সাথে সময় কাটানো যাবে। <text:soft-page-break/>অনেকদিন শ্রী কে আদর করে নি। বিয়ের পরপর কয়েকদিন চুটিয়ে অনিকেত প্রেম করেছে শ্রীময়ীর সাথে, হাওয়ায় ভাসত তখন ওরা দুজন। এরপর আস্তে আস্তে দূরত্ব <text:soft-page-break/>বাড়তে থাকে। অনিকেতের অফিসে উন্নতির সাথে সাথে কাজের চাপও বাড়তে থাকে, শ্রী কে সময় দেওয়াও কমতে থাকে। আজ অনেকদিন বাদে সেই পুরনো অনিকেত <text:soft-page-break/>ফিরে যাবে শ্রী’র কাছে। আবার সেই উত্তাল দিনগুলোতে ফিরে যাবে যখন শরীরের সাথে শরীর মিশে থাকত। ওর শরীরের খাঁজগুলোর কথা <text:soft-page-break/>ভেবে চনমনে হয়ে উঠল অনিকেত।</text:p>
      <text:p text:style-name="P6">ব্যস্ত বাইপাস অতিক্রম করে যখন এসে পৌঁছাল ওর বাড়ির সামনে তখন সন্ধ্যে হয়ে এসেছে। বিশাল <text:soft-page-break/>দোতলা বাড়িটা বাবা কিনেছিল। পৈতৃক সূত্রে অনিকেতের হস্তগত হয়েছে। নিচতলাটা গ্যারেজ আর সার্ভেন্টস কোয়ার্টার। গ্যারেজে গাড়িটা রেখে চাবি দিয়ে <text:soft-page-break/>বাড়ির ভেতরে ঢুকল। অফিস থেকে ফিরতে অনেকসময়েই অনেক রাত হয়ে যায় বলে ওর নিজের কাছে আলাদা একটা চাবি থাকে। সেটা দিয়ে দরজা খুলে ভাবল শ্রী কে চমকে <text:soft-page-break/>দেবে। আস্তে আস্তে বেডরুমের দিকে এগিয়ে গেল। দেখল বেডরুমের দরজা বন্ধ। ভেতর থেকে কিসের একটা আওয়াজ যেন আসছে। কি হোলের ফুঁটো দিয়ে চোখ রেখে <text:soft-page-break/>যা দেখল তাতে ওর মাথা ঘুরে গেল। শ্রী’র নগ্ন শরীরটা বিছানায় শুয়ে থাকা প্রতীকের ওপর বসে ওঠানামা করছে আর শীৎকার করছে।উমম আহহ জোরে আরো জোরে।<text:soft-page-break/>ভাঙা ভাঙা শুনতে পেল শ্রী’র গলা। প্রতীক চোখ বুজে আছে চরম আশ্লেষে। প্রতীক, ওর ছোটবেলার বন্ধু প্রতীক।</text:p>
      <text:p text:style-name="P6"><text:soft-page-break/>নিচে নেমে গাড়ির ডিকি খুলে হাতের সামনে জ্যাকের হ্যান্ডেলটা পেয়ে সেটা নিয়েই আবার উঠে গেল ওপরে। ওদের বেডরুমের দরজাটা দরাম করে খুলতেই <text:soft-page-break/>থেমে গেল শ্রী আর প্রতীকের দুরন্ত প্রেমের খেলা। অনিকেতের হাতে হ্যান্ডেলটা দেখতে পেয়ে প্রথমে শ্রী’ই বলে উঠল, প্লিজ অনিকেত, কথা শোনো, মেরো না <text:soft-page-break/>অনিকেত, ওখানেই দাঁড়াও অনিকেত, আর এগিও না। এরপর প্রতীকও বলে উঠল, অনিকেত এগোস না।</text:p>
      <text:p text:style-name="P6">দুজনের কারো কোনো কথাই পাত্তা না দিয়ে <text:soft-page-break/>এগিয়ে এলো অনিকেত।</text:p>
      <text:p text:style-name="P6">প্রথমে শ্রী’র মাথা লক্ষ্য করে আঘাত করল। এক আঘাতেই মাথা ফেটে দরদর করে রক্ত পড়তে লাগল। <text:soft-page-break/>এরপর প্রতীকের মাথা লক্ষ্য করে চালিয়ে দিল হ্যান্ডেলটা। চিৎকার করে উঠল দুজনে। শ্রী’র গলাটা শোনা যাচ্ছিল তখনো, প্লিজ মেরো না অনিকেত, প্লিজ মেরো না, কিন্তু <text:soft-page-break/>একের পর এক আঘাতে ক্ষীণ হয়ে এলো গলা। দুজনেই এলিয়ে পড়ল। তারপরও আঘাতের পর আঘাত করেই যেতে লাগল অনিকেত দুজনের মাথা লক্ষ্য <text:soft-page-break/>করে। রক্তের পর থকথকে টাটকা ঘিলু বেরিয়ে এলো মাথা থেকে। তাও থামল না। রক্ত ঘিলু ছিটকে এসে মুখে লাগছে অনিকেতের আর অনিকেত আঘাতের <text:soft-page-break/>পর আঘাত করে চলেছে দুজনের মাথা লক্ষ্য করে। খুলি ভাঙার কট কট করে আওয়াজ হচ্ছে।    কিছুক্ষণ পর দুজনের পড়ে থাকা শরীরটার দিকে এক ঝলক <text:soft-page-break/>তালিয়ে একদলা থুতু ফেলল পিচিক করে। ও নিজেও ক্লান্ত হয়ে পড়েছে। হ্যান্ডেলটা মাটিতে ফেলে দুজনের পাশেই এলিয়ে পড়ে গেল অনিকেতও।</text:p>
      <text:p text:style-name="P6"><text:soft-page-break/>অনেক রাতের দিকে বারান্দা থেকে ভেসে আসা পোষা টিয়া পাখিটার চিৎকারে বিছানা থেকে ধরফরিয়ে উঠল অনিকেত।যন্ত্রণায় মাথা ফেটে যাচ্ছে। টিয়াটাকে <text:soft-page-break/>খাবার দিতে হবে। দানা মনে হয় শেষ হয়ে গেছে। ঘরের চারিদিক লণ্ডভণ্ড হয়ে রয়েছে। কোনোমতে বিছানা হাতরে হাতরে উঠে বসল অনিকেত।</text:p>
      <text:p text:style-name="P6"><text:soft-page-break/>-তাহলে বলছেন আপনার ভেতরের রাগটাকে আপনি কন্ট্রোল করতে পারছেন না, তাই তো?</text:p>
      <text:p text:style-name="P6">-হ্যাঁ ডাক্তারবাবু। মাঝেমাঝে এটার <text:soft-page-break/>প্রকাশ একদম অন্যরকমভাবে হচ্ছে।</text:p>
      <text:p text:style-name="P6">-কিরকমভাবে?</text:p>
      <text:p text:style-name="P6">-আমার মনে হচ্ছে আমার ভেতরে যেন কোনো জন্তু ঘুমিয়ে থাকছে, একটা <text:soft-page-break/>অমানুষ, যেটা সময় বিশেষে আমার ভেতর থেকে বেরিয়ে আসছে।</text:p>
      <text:p text:style-name="P6">-বেরিয়ে কী করছে?</text:p>
      <text:p text:style-name="P6">-আমি ঠিক জানি না, বুঝতে পারছি না, যেমন গতকাল আমার <text:soft-page-break/>খুব রাগ হয়েছিল। আমি আমার গাড়ির জ্যাকের হ্যান্ডেলটা নিয়ে এসে ওপরে আমার ঘরে ঢুকে পড়েছিলাম।তারপর আর নিজেকে ঠিক রাখতে পারি নি।আমার <text:soft-page-break/>আসলে খুব রাগ হচ্ছিল তখন।</text:p>
      <text:p text:style-name="P6">-হ্যালুসিনেশনটা কি রাগ হলেই আসছে?</text:p>
      <text:p text:style-name="P6">-হ্যাঁ, অনেকটা সেরকমই। রাগ হওয়ার পরই আমি দেখতে <text:soft-page-break/>পাই আমার স্ত্রী আমার বন্ধুর সাথে আমারই বেডরুমে সেক্স করছে। অথচ আমার স্ত্রীর সাথে আমার ছাড়াছাড়ি হয়ে গেছে প্রায় দু মাস হল। ও আলাদা থাকে।</text:p>
      <text:p text:style-name="P6"><text:soft-page-break/>-হুমম। এরপর কি করলেন যখন দেখলেন ওরকম?</text:p>
      <text:p text:style-name="P6">-আমি ওদের দুজনকেই হ্যান্ডেলটা দিয়ে মাথায় আঘাতের পর আঘাত করে গেলাম। এরপর <text:soft-page-break/>যখন দেখলাম দুজনের স্কাল ফেটে ঘিলু বেরিয়ে ছিটকে পড়েছে, তখন শান্ত হলাম।</text:p>
      <text:p text:style-name="P6">-স্ত্রীর সাথে বিচ্ছেদ কেন হল?</text:p>
      <text:p text:style-name="P6"><text:soft-page-break/>-আসলে আমার অফিস নিয়ে আমি ব্যস্ত থাকতাম, কাজের চাপ ছিল, ওকে সময় দিতে পারি নি, এখান থেকেই দুজনের দূরত্ব বাড়তে থাকে।এরপর আস্তে আস্তে ও আমার <text:soft-page-break/>এক ছোটবেলার বন্ধু প্রতীকের সাথে সম্পর্কে জড়িয়ে পড়ে। এরপরই আমরা সিদ্ধান্ত নিই আলাদা হয়ে যাওয়ার।</text:p>
      <text:p text:style-name="P6"><text:soft-page-break/>-এর আগে কখনো হ্যালুসিনেট করেছেন?</text:p>
      <text:p text:style-name="P6">-হ্যাঁ।</text:p>
      <text:p text:style-name="P6">-কবে?</text:p>
      <text:p text:style-name="P6">-ছোটবেলায় আমার একটা পোষা কুকুর ছিল, যার নাম ছিল <text:soft-page-break/>জিমি। ওই ছিল একমাত্র আমার খেলার সঙ্গী। বিকেলবেলা যখন সমর কাকু আমাদের বাড়িতে আসত, তখন আমি জিমিকে নিয়ে বাড়ির নিচে খেলতাম। <text:soft-page-break/>একদিন হঠাৎ দেখি সমর কাকু বাড়ি থেকে একটু আগে আগে বেরিয়ে গেল, আর তার পিছন পিছন মা’ও বেরিয়ে এলো। মায়ের চোখে জল ছিল। আমাকে দেখতে <text:soft-page-break/>পেয়েই হাত ধরে টেনে ওপরে নিয়ে যেতে চাইল। জিমি দেখলাম একটু দূরে দাঁড়িয়ে কুঁইকুঁই করছে। মাকে অনেক করে বললাম, জিমি একা আছে, ওর সাথে আরেকটু খেলে <text:soft-page-break/>নিই তারপর যাচ্ছি। মা বলল কোথাও কোনো জিমি নেই, চল এক্ষুণি আমার সাথে। ঘরে এসে আমার সমস্ত রাগ গিয়ে পড়েছিল জিমির ওপর। সেদিন রাতেই ওকে আমি গলা টিপে <text:soft-page-break/>মেরে ফেলি। তারপরই জিমি আমার সামনে থেকে যেন উবে গেছিল। ওর বডিটা পর্যন্ত আমি দেখতে পাই নি আর। বুঝেছিলাম আসলে জিমি বলে কেউ ছিলই <text:soft-page-break/>না। পুরোটা আমার কল্পনা ছিল। বিকেলবেলা খেলার জন্য আমি জিমিকে সৃষ্টি করেছিলাম।</text:p>
      <text:p text:style-name="P6">-এরপর আর কখনো হ্যালুসিনেট করেন নি?</text:p>
      <text:p text:style-name="P6"><text:soft-page-break/>-মা মারা যাওয়ার পর বেশ কয়েকবার করেছিলাম।</text:p>
      <text:p text:style-name="P6">-কিরকম?</text:p>
      <text:p text:style-name="P6">-মাকে দেখতাম আমার সামনে হাত জোড় করে বলছে আমাকে <text:soft-page-break/>মারিস না বাবু, আমাকে মারিস না।</text:p>
      <text:p text:style-name="P6">-এর কোনো কারণ আছে বলে আপনার মনে হয়?</text:p>
      <text:p text:style-name="P6">-সম্ভবত মা কে আমি খুব অপছন্দ করতাম <text:soft-page-break/>বলে মা কে মারতে চাইতাম হয়ত! ঠিক জানি না।</text:p>
      <text:p text:style-name="P6">-হুমম, বুঝলাম। আপনার ভেতরের অবদমিত ইচ্ছেগুলো আপনি হ্যালুসিনেট <text:soft-page-break/>করেন। যেগুলো আপনি করতে পারেন নি, সেগুলো আপনি নিজে সৃষ্টি করেন। আপনার স্ত্রী আর আপনার বন্ধুর ওপর আপনি প্রচণ্ড রাগ পুষে রেখেছেন <text:soft-page-break/>আপনার অবচেতনে। সব সময় আপনার মনে হয় ওরা হয়ত একসাথে রয়েছে এবং শারীরিকভাবে ঘনিষ্ঠ হয়ে রয়েছে। সেখান থেকেই আপনার ওদেরকে খুন করার <text:soft-page-break/>চিন্তা আসে আর আপনি হ্যালুসিনেট করেন। আমি কয়েকটা ওষুধ দিচ্ছি এগুলো খান, আর একটু কাউন্সেলিং করান। একটা অ্যাংগার <text:soft-page-break/>ম্যানেজমেন্ট কোর্স করতে হবে আপনাকে।</text:p>
      <text:p text:style-name="P6">-আমি ঠিক হব তো ডাক্তারবাবু?</text:p>
      <text:p text:style-name="P6">-অবশ্যই ঠিক হবেন। ঠিক হওয়ার জন্যই তো এখানে এসেছেন।</text:p>
      <text:p text:style-name="P6"><text:soft-page-break/>-আমার না প্রচণ্ড মাথা যন্ত্রণা হয় হ্যালুসিনেট করার পর। যন্ত্রণায় মাথা ফেটে আসে তখন। গা গোলাতে থাকে আর বমি পায়।</text:p>
      <text:p text:style-name="P6"><text:soft-page-break/>-ঠিক আছে, মাথা যন্ত্রণার একটা ওষুধ দিচ্ছি, এটা মাথা যন্ত্রণা হলেই একমাত্র খাবেন। ঠিক হয়ে যাবেন। চিন্তার কোনো কারণ নেই। যান বাড়ি ফিরে যান আর <text:soft-page-break/>এসব নিয়ে বেশি কিছু ভাববেন না।</text:p>
      <text:p text:style-name="P6">৩</text:p>
      <text:p text:style-name="P6">ঘরে ঢুকতেই নাকে গন্ধটা লাগল। ওপর থেকে আসছে। রুম ফ্রেশনারটা নিয়ে চলে <text:soft-page-break/>গেল ছাদের ওপর। পুরনো বড় খালি ট্যাঙ্কটায় ইঁদুর বাসা করেছে। ট্যাঙ্কটার ওপরে উঠে একবার ঢাকনাটা খুলল অনিকেত। ভক করে গন্ধটা এসে লাগল <text:soft-page-break/>নাকে। নিচে ইঁদুরগুলো কিচিরমিচির করেই চলেছে। ঢাকনাটা বন্ধ করে রুম ফ্রেশনারের পুরো বোতলটা খালি করে স্প্রে করে দিল ছাদে।</text:p>
      <text:p text:style-name="P6"><text:soft-page-break/>রাস্তার দিকের ছাদের কোনটায় আসতেই বুকটা ধক করে উঠল অনিকেতের। ওর মা হাত জোড় করে দাঁড়িয়ে কিছু একটা যেন বলছে। যখন মা’কে ছাদের এই <text:soft-page-break/>কোনটায় নিয়ে এসে কোলে তুলে কার্নিশ দিয়ে নিচে ফেলে দিচ্ছিল তখন যেমনভাবে বলছিল, ঠিক যেন তেমনভাবেই ওকে অনুরোধ করে যাচ্ছে। ‘আমাকে <text:soft-page-break/>মারিস না বাবু, আমাকে মারিস না’। পনেরো বছরের অনিকেতের শক্তির সাথে পাল্লা দিয়ে পারে নি ওর মা। বিকেলবেলা খেলার ফাঁকে একদিন ওপরে <text:soft-page-break/>উঠে ঘরের কি হোল দিয়ে যেদিন সমর কাকুর সাথে ঘনিষ্ঠ অবস্থায় মা’কে দেখেছিল সেদিন থেকেই ঠিক করে রেখেছিল মা’কে আর বাঁচতে দেওয়া যাবে না।</text:p>
      <text:p text:style-name="P6"><text:soft-page-break/>মুখ ঘুরিয়ে নিচে চলে এলো অনিকেত। বারান্দা থেকে টিয়াটা বলে উঠল, ‘প্লিজ অনিকেত মেরো না, প্লিজ অনিকেত মেরো না’। পাখিটাকে খাবার <text:soft-page-break/>দিতে হবে। দানা শেষ হয়ে গেছে হয়ত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0:26:26.311073388</meta:creation-date>
    <dc:date>2020-01-07T04:01:17.397030292</dc:date>
    <meta:editing-duration>PT1H3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4" meta:paragraph-count="108" meta:word-count="1615" meta:character-count="6103" meta:non-whitespace-character-count="4592"/>
  </office:meta>
</office:document-meta>
</file>